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232cm" fo:min-width="1.004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53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114cm" fo:min-width="0.781cm"/>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034cm" fo:min-width="0.426cm"/>
    </style:style>
    <style:style style:name="gr7" style:family="graphic" style:parent-style-name="standard">
      <style:graphic-properties draw:stroke="none" svg:stroke-color="#000000" draw:fill="none" draw:fill-color="#ffffff" draw:textarea-horizontal-align="left" draw:auto-grow-height="true" draw:auto-grow-width="true" fo:min-height="0.156cm" fo:min-width="0.927cm"/>
    </style:style>
    <style:style style:name="gr8" style:family="graphic" style:parent-style-name="standard">
      <style:graphic-properties draw:fill="solid" draw:fill-color="#47b8b8" draw:textarea-vertical-align="middle" draw:auto-grow-height="false" fo:min-height="0.749cm" fo:min-width="0.499cm"/>
    </style:style>
    <style:style style:name="gr9" style:family="graphic" style:parent-style-name="standard">
      <style:graphic-properties draw:stroke="solid" draw:stroke-dash="Ultrafine_20_Dashed" svg:stroke-width="0.1cm" draw:marker-start-width="0.35cm" draw:marker-end="Arrow" draw:marker-end-width="0.45cm" draw:fill="solid" draw:fill-color="#23ff23" draw:textarea-horizontal-align="center" draw:textarea-vertical-align="middle" fo:padding-top="0.175cm" fo:padding-bottom="0.175cm" fo:padding-left="0.3cm" fo:padding-right="0.3cm"/>
    </style:style>
    <style:style style:name="gr10" style:family="graphic" style:parent-style-name="standard">
      <style:graphic-properties draw:fill="solid" draw:fill-color="#ffff66" draw:textarea-vertical-align="middle" draw:auto-grow-height="false" fo:min-height="0.749cm" fo:min-width="0.499cm"/>
    </style:style>
    <style:style style:name="gr11" style:family="graphic" style:parent-style-name="standard">
      <style:graphic-properties draw:stroke="solid" draw:stroke-dash="Ultra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156cm" fo:min-width="0.727cm"/>
    </style:style>
    <style:style style:name="gr15" style:family="graphic" style:parent-style-name="standard">
      <style:graphic-properties draw:stroke="none" svg:stroke-color="#000000" draw:fill="none" draw:fill-color="#ffffff" draw:textarea-horizontal-align="left" draw:auto-grow-height="true" draw:auto-grow-width="true" fo:min-height="0.155cm" fo:min-width="0.727cm"/>
    </style:style>
    <style:style style:name="gr16" style:family="graphic" style:parent-style-name="standard">
      <style:graphic-properties draw:fill="gradient" draw:fill-gradient-name="Gradient_20_9"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492cm" fo:min-width="3.455cm"/>
    </style:style>
    <style:style style:name="gr18" style:family="graphic" style:parent-style-name="standard">
      <style:graphic-properties draw:stroke="none" svg:stroke-color="#000000" draw:fill="none" draw:fill-color="#ffffff" draw:textarea-horizontal-align="left" draw:auto-grow-height="true" draw:auto-grow-width="true" fo:min-height="0.661cm" fo:min-width="0cm"/>
    </style:style>
    <style:style style:name="gr19" style:family="graphic" style:parent-style-name="standard">
      <style:graphic-properties draw:fill="solid" draw:fill-color="#ffff00"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237cm" fo:min-width="0.414cm"/>
    </style:style>
    <style:style style:name="gr21" style:family="graphic" style:parent-style-name="standard">
      <style:graphic-properties draw:stroke="none" svg:stroke-color="#000000" draw:fill="none" draw:fill-color="#ffffff" draw:textarea-horizontal-align="left" draw:auto-grow-height="true" draw:auto-grow-width="true" fo:min-height="0.237cm" fo:min-width="1.32cm"/>
    </style:style>
    <style:style style:name="gr22" style:family="graphic" style:parent-style-name="standard">
      <style:graphic-properties draw:stroke="none" svg:stroke-color="#000000" draw:fill="none" draw:fill-color="#ffffff" draw:textarea-horizontal-align="left" draw:auto-grow-height="true" draw:auto-grow-width="true" fo:min-height="0.237cm" fo:min-width="0.644cm"/>
    </style:style>
    <style:style style:name="gr23" style:family="graphic" style:parent-style-name="standard">
      <style:graphic-properties draw:fill="solid" draw:fill-color="#3deb3d" draw:textarea-vertical-align="middle" draw:auto-grow-height="false" fo:min-height="0.749cm" fo:min-width="0.499cm"/>
    </style:style>
    <style:style style:name="gr24" style:family="graphic" style:parent-style-name="standard">
      <style:graphic-properties draw:stroke="none" svg:stroke-color="#000000" draw:fill="none" draw:fill-color="#ffffff" draw:textarea-horizontal-align="left" draw:auto-grow-height="true" draw:auto-grow-width="true" fo:min-height="0.115cm" fo:min-width="0.781cm"/>
    </style:style>
    <style:style style:name="gr25" style:family="graphic" style:parent-style-name="standard">
      <style:graphic-properties draw:stroke="none" svg:stroke-color="#000000" draw:fill="none" draw:fill-color="#ffffff" draw:textarea-horizontal-align="left" draw:auto-grow-height="true" draw:auto-grow-width="true" fo:min-height="0.232cm" fo:min-width="0.3cm"/>
    </style:style>
    <style:style style:name="gr26" style:family="graphic" style:parent-style-name="standard">
      <style:graphic-properties draw:stroke="none" svg:stroke-color="#000000" draw:fill="none" draw:fill-color="#ffffff" draw:textarea-horizontal-align="left" draw:auto-grow-height="true" draw:auto-grow-width="true" fo:min-height="0.033cm" fo:min-width="1.443cm"/>
    </style:style>
    <style:style style:name="gr27" style:family="graphic" style:parent-style-name="standard">
      <style:graphic-properties draw:stroke="none" svg:stroke-color="#000000" draw:fill="none" draw:fill-color="#ffffff" draw:textarea-horizontal-align="left" draw:auto-grow-height="true" draw:auto-grow-width="true" fo:min-height="0.875cm" fo:min-width="2.385cm"/>
    </style:style>
    <style:style style:name="gr28" style:family="graphic" style:parent-style-name="standard">
      <style:graphic-properties draw:stroke="none" svg:stroke-color="#000000" draw:fill="none" draw:fill-color="#ffffff" draw:textarea-horizontal-align="left" draw:auto-grow-height="true" draw:auto-grow-width="true" fo:min-height="0.354cm" fo:min-width="0cm"/>
    </style:style>
    <style:style style:name="gr29" style:family="graphic" style:parent-style-name="standard">
      <style:graphic-properties draw:stroke="none" svg:stroke-color="#000000" draw:fill="none" draw:fill-color="#ffffff" fo:min-height="0.354cm"/>
    </style:style>
    <style:style style:name="gr30" style:family="graphic" style:parent-style-name="standard">
      <style:graphic-properties draw:stroke="none" svg:stroke-color="#000000" draw:fill="none" draw:fill-color="#ffffff" draw:textarea-horizontal-align="left" draw:auto-grow-height="true" draw:auto-grow-width="true" fo:min-height="0.758cm" fo:min-width="5.265cm"/>
    </style:style>
    <style:style style:name="gr31" style:family="graphic" style:parent-style-name="standard">
      <style:graphic-properties draw:fill="solid" draw:fill-color="#b80047" draw:textarea-vertical-align="middle" draw:auto-grow-height="false" fo:min-height="0.749cm" fo:min-width="0.499cm"/>
    </style:style>
    <style:style style:name="gr32" style:family="graphic" style:parent-style-name="standard">
      <style:graphic-properties draw:stroke="none" svg:stroke-color="#000000" draw:fill="none" draw:fill-color="#ffffff" draw:textarea-horizontal-align="left" draw:auto-grow-height="true" draw:auto-grow-width="true" fo:min-height="0.112cm" fo:min-width="1.265cm"/>
    </style:style>
    <style:style style:name="gr33" style:family="graphic" style:parent-style-name="standard">
      <style:graphic-properties draw:stroke="none" svg:stroke-color="#000000" draw:fill="none" draw:fill-color="#ffffff" draw:textarea-horizontal-align="left" draw:auto-grow-height="true" draw:auto-grow-width="true" fo:min-height="0.563cm" fo:min-width="1.461cm"/>
    </style:style>
    <style:style style:name="gr34" style:family="graphic" style:parent-style-name="standard">
      <style:graphic-properties draw:fill="gradient" draw:fill-color="#b3b300" draw:fill-gradient-name="Gradient_20_10" draw:textarea-horizontal-align="justify" draw:textarea-vertical-align="middle" draw:auto-grow-height="false"/>
    </style:style>
    <style:style style:name="gr35" style:family="graphic" style:parent-style-name="standard">
      <style:graphic-properties draw:fill="gradient" draw:fill-color="#b80047" draw:fill-gradient-name="Gradient_20_15" draw:textarea-horizontal-align="justify" draw:textarea-vertical-align="middle" draw:auto-grow-height="false"/>
    </style:style>
    <style:style style:name="gr36" style:family="graphic" style:parent-style-name="standard">
      <style:graphic-properties draw:fill="solid" draw:fill-color="#00dcff" draw:textarea-horizontal-align="justify" draw:textarea-vertical-align="middle" draw:auto-grow-height="false"/>
    </style:style>
    <style:style style:name="gr37" style:family="graphic" style:parent-style-name="standard">
      <style:graphic-properties draw:fill="solid" draw:fill-color="#e6e6ff" draw:textarea-horizontal-align="justify" draw:textarea-vertical-align="middle" draw:auto-grow-height="false" fo:min-height="0cm" fo:min-width="0cm"/>
    </style:style>
    <style:style style:name="gr38" style:family="graphic" style:parent-style-name="standard">
      <style:graphic-properties draw:textarea-horizontal-align="justify" draw:textarea-vertical-align="middle" draw:auto-grow-height="false"/>
    </style:style>
    <style:style style:name="gr39" style:family="graphic" style:parent-style-name="standard">
      <style:graphic-properties draw:textarea-vertical-align="middle" draw:auto-grow-height="false" fo:min-height="0.749cm" fo:min-width="0.499cm"/>
    </style:style>
    <style:style style:name="gr40" style:family="graphic" style:parent-style-name="standard">
      <style:graphic-properties draw:stroke="none" svg:stroke-color="#000000" draw:fill="none" draw:fill-color="#ffffff" draw:textarea-horizontal-align="left" draw:auto-grow-height="true" draw:auto-grow-width="false" fo:min-height="0cm" fo:min-width="3.14cm"/>
    </style:style>
    <style:style style:name="gr41" style:family="graphic" style:parent-style-name="standard">
      <style:graphic-properties draw:fill="solid" draw:fill-color="#00dcff" draw:textarea-vertical-align="middle" draw:auto-grow-height="false" fo:min-height="0.749cm" fo:min-width="0.499cm"/>
    </style:style>
    <style:style style:name="gr42" style:family="graphic" style:parent-style-name="standard">
      <style:graphic-properties draw:stroke="none" svg:stroke-color="#000000" draw:fill="none" draw:fill-color="#ffffff" fo:min-height="9.5cm"/>
    </style:style>
    <style:style style:name="gr43" style:family="graphic" style:parent-style-name="standard">
      <style:graphic-properties draw:stroke="none" svg:stroke-color="#000000" draw:fill="none" draw:fill-color="#ffffff" fo:min-height="10cm"/>
    </style:style>
    <style:style style:name="gr44" style:family="graphic" style:parent-style-name="standard">
      <style:graphic-properties draw:stroke="none" svg:stroke-color="#000000" draw:fill="none" draw:fill-color="#ffffff" fo:min-height="8.5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8pt" style:font-size-asian="8pt" style:font-size-complex="8pt"/>
    </style:style>
    <style:style style:name="P2" style:family="paragraph">
      <style:paragraph-properties fo:margin-left="0cm" fo:margin-right="0cm" fo:text-indent="0cm"/>
    </style:style>
    <style:style style:name="P3" style:family="paragraph">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margin-left="0cm" fo:margin-right="0cm" fo:text-indent="0cm"/>
      <style:text-properties fo:font-size="8pt"/>
    </style:style>
    <style:style style:name="P7" style:family="paragraph">
      <style:paragraph-properties fo:margin-left="0cm" fo:margin-right="0cm" fo:text-indent="0cm"/>
      <style:text-properties fo:font-size="10pt"/>
    </style:style>
    <style:style style:name="P8" style:family="paragraph">
      <style:paragraph-properties fo:margin-left="0cm" fo:margin-right="0cm" fo:text-indent="0cm"/>
      <style:text-properties fo:font-size="10pt" style:font-size-asian="10pt" style:font-size-complex="10pt"/>
    </style:style>
    <style:style style:name="P9" style:family="paragraph">
      <style:text-properties fo:font-size="16pt"/>
    </style:style>
    <style:style style:name="P10" style:family="paragraph">
      <style:paragraph-properties fo:margin-left="0cm" fo:margin-right="0cm" fo:text-indent="0cm"/>
      <style:text-properties fo:font-size="16pt" fo:font-weight="bold"/>
    </style:style>
    <style:style style:name="P11" style:family="paragraph">
      <style:paragraph-properties fo:margin-left="0cm" fo:margin-right="0cm" fo:text-align="center" fo:text-indent="0cm"/>
      <style:text-properties fo:font-size="8pt"/>
    </style:style>
    <style:style style:name="P12" style:family="paragraph">
      <style:paragraph-properties fo:margin-left="0cm" fo:margin-right="0cm" fo:text-indent="0cm"/>
      <style:text-properties fo:font-size="6pt"/>
    </style:style>
    <style:style style:name="P13" style:family="paragraph">
      <style:paragraph-properties fo:margin-left="0cm" fo:margin-right="0cm" fo:text-indent="0cm"/>
      <style:text-properties fo:font-size="12pt" style:font-size-asian="12pt" style:font-size-complex="12pt"/>
    </style:style>
    <style:style style:name="P14" style:family="paragraph">
      <style:text-properties fo:font-size="10pt"/>
    </style:style>
    <style:style style:name="P15" style:family="paragraph">
      <style:text-properties fo:font-size="12pt"/>
    </style:style>
    <style:style style:name="P16" style:family="paragraph">
      <style:text-properties fo:font-size="14pt"/>
    </style:style>
    <style:style style:name="T1" style:family="text">
      <style:text-properties fo:font-size="8pt" style:font-size-asian="8pt" style:font-size-complex="8pt"/>
    </style:style>
    <style:style style:name="T2" style:family="text">
      <style:text-properties style:use-window-font-color="true" fo:font-size="10pt" fo:font-weight="bold"/>
    </style:style>
    <style:style style:name="T3" style:family="text">
      <style:text-properties fo:color="#0066cc" fo:font-size="8pt"/>
    </style:style>
    <style:style style:name="T4" style:family="text">
      <style:text-properties fo:font-size="8pt"/>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6pt"/>
    </style:style>
    <style:style style:name="T8" style:family="text">
      <style:text-properties fo:font-size="9pt"/>
    </style:style>
    <style:style style:name="T9" style:family="text">
      <style:text-properties fo:font-size="6pt" fo:font-weight="bold"/>
    </style:style>
    <style:style style:name="T10" style:family="text">
      <style:text-properties fo:font-size="6pt"/>
    </style:style>
    <style:style style:name="T11" style:family="text">
      <style:text-properties fo:color="#ff0000" fo:font-size="6pt" fo:font-weight="bold"/>
    </style:style>
    <style:style style:name="T12" style:family="text">
      <style:text-properties fo:font-size="10pt" fo:font-weight="bold"/>
    </style:style>
    <style:style style:name="T13" style:family="text">
      <style:text-properties fo:font-size="14pt" fo:font-weight="bold"/>
    </style:style>
    <style:style style:name="T14" style:family="text">
      <style:text-properties fo:font-size="12pt" style:font-size-asian="12pt" style:font-size-complex="12pt"/>
    </style:style>
    <style:style style:name="T15" style:family="text">
      <style:text-properties fo:font-size="12pt"/>
    </style:style>
    <style:style style:name="T16"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draw:frame draw:style-name="gr1" draw:text-style-name="P1" draw:layer="layout" svg:width="1.658cm" svg:height="0.581cm" svg:x="3.861cm" svg:y="3.173cm">
          <draw:text-box>
            <text:p text:style-name="P1"><text:span text:style-name="T1">Senders</text:span></text:p>
          </draw:text-box>
        </draw:frame>
        <draw:frame draw:style-name="gr2" draw:text-style-name="P3" draw:layer="layout" svg:width="9.015cm" svg:height="5.942cm" svg:x="11cm" svg:y="7cm">
          <draw:text-box>
            <text:p text:style-name="P2"><text:span text:style-name="T2">Definicio de Queue/Topics:</text:span></text:p>
            <text:p text:style-name="P2"><text:span text:style-name="T3"/></text:p>
            <text:p text:style-name="P2"><text:span text:style-name="T3">&lt;path_jboss&gt;/deploy/jms/jbossmq-destinations-service.xml</text:span></text:p>
            <text:p text:style-name="P2"><text:span text:style-name="T3"/></text:p>
            <text:p text:style-name="P2"><text:span text:style-name="T4">Destinations (configured by Mbeans)</text:span></text:p>
            <text:p text:style-name="P2"><text:span text:style-name="T4">JBoss comes with a few queues and topics preconfigured. </text:span></text:p>
            <text:p text:style-name="P2"><text:span text:style-name="T4">You can find them under the jboss.mq.destination domain </text:span></text:p>
            <text:p text:style-name="P2"><text:span text:style-name="T4">in the JMX Console..</text:span></text:p>
            <text:p text:style-name="P2"><text:span text:style-name="T4">Queue,name=A</text:span></text:p>
            <text:p text:style-name="P2"><text:span text:style-name="T4">Queue,name=B</text:span></text:p>
            <text:p text:style-name="P2"><text:span text:style-name="T4">Queue,name=C</text:span></text:p>
            <text:p text:style-name="P2"><text:span text:style-name="T4">Queue,name=D</text:span></text:p>
            <text:p text:style-name="P2"><text:span text:style-name="T4">Queue,name=ex</text:span></text:p>
            <text:p text:style-name="P2"><text:span text:style-name="T4">Queue,name=testQueue</text:span></text:p>
            <text:p text:style-name="P2"><text:span text:style-name="T4">Topic,name=securedTopic</text:span></text:p>
            <text:p text:style-name="P2"><text:span text:style-name="T4">Topic,name=testDurableTopic</text:span></text:p>
            <text:p text:style-name="P2"><text:span text:style-name="T4">Topic,name=testTopic</text:span></text:p>
          </draw:text-box>
        </draw:frame>
        <draw:frame draw:style-name="gr3" draw:layer="layout" svg:width="0.502cm" svg:height="1.237cm" svg:x="3.873cm" svg:y="6.346cm">
          <draw:text-box>
            <text:p/>
          </draw:text-box>
        </draw:frame>
        <draw:frame draw:style-name="gr4" draw:text-style-name="P1" draw:layer="layout" svg:width="1.924cm" svg:height="0.581cm" svg:x="8.076cm" svg:y="7.5cm">
          <draw:text-box>
            <text:p text:style-name="P1"><text:span text:style-name="T1">messages</text:span></text:p>
          </draw:text-box>
        </draw:frame>
        <draw:custom-shape draw:style-name="gr5" draw:text-style-name="P4" draw:layer="layout" svg:width="4.395cm" svg:height="6.536cm" svg:x="1.92cm" svg:y="1.4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1.895cm" svg:height="0.581cm" svg:x="2.164cm" svg:y="2.739cm">
          <draw:text-box>
            <text:p text:style-name="P1"><text:span text:style-name="T1">Receivers</text:span></text:p>
          </draw:text-box>
        </draw:frame>
        <draw:custom-shape draw:style-name="gr5" draw:text-style-name="P4" draw:layer="layout" svg:width="4.151cm" svg:height="3.661cm" svg:x="7.048cm" svg:y="1.4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1" draw:layer="layout" svg:width="1.895cm" svg:height="0.581cm" svg:x="7.048cm" svg:y="2.782cm">
          <draw:text-box>
            <text:p text:style-name="P1"><text:span text:style-name="T1">Receivers</text:span></text:p>
          </draw:text-box>
        </draw:frame>
        <draw:custom-shape draw:style-name="gr8" draw:text-style-name="P4" draw:layer="layout" svg:width="0.489cm" svg:height="0.488cm" svg:x="7.78cm" svg:y="3.66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9" draw:text-style-name="P4" draw:layer="layout" draw:type="curve" svg:x1="3.385cm" svg:y1="7.2cm" svg:x2="2.653cm" svg:y2="3.661cm" draw:start-shape="id1" draw:start-glue-point="10" draw:end-shape="id2" draw:end-glue-point="8" svg:d="m3385 7200c750 0 625-1037 255-1373s-987 31-987-2166">
          <text:p/>
        </draw:connector>
        <draw:custom-shape draw:style-name="gr10" draw:text-style-name="P4" draw:id="id5" draw:layer="layout" svg:width="0.51cm" svg:height="0.51cm" svg:x="9.246cm" svg:y="2.9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4" draw:id="id6" draw:layer="layout" svg:width="0.502cm" svg:height="0.51cm" svg:x="9.254cm" svg:y="3.5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4" draw:id="id4" draw:layer="layout" svg:width="0.488cm" svg:height="0.488cm" svg:x="8.025cm" svg:y="3.17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8" draw:text-style-name="P4" draw:id="id3" draw:layer="layout" svg:width="0.488cm" svg:height="0.488cm" svg:x="7.292cm" svg:y="3.17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8" draw:text-style-name="P4" draw:id="id2" draw:layer="layout" svg:width="0.489cm" svg:height="0.488cm" svg:x="2.408cm" svg:y="3.17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11" draw:text-style-name="P4" draw:layer="layout" draw:type="curve" svg:x1="3.207cm" svg:y1="7.632cm" svg:x2="7.536cm" svg:y2="3.661cm" draw:start-shape="id1" draw:start-glue-point="9" draw:end-shape="id3" draw:end-glue-point="8" svg:d="m3207 7632c2886 0 4329-1323 4329-3971">
          <text:p/>
        </draw:connector>
        <draw:connector draw:style-name="gr12" draw:text-style-name="P4" draw:layer="layout" draw:type="curve" svg:x1="3.207cm" svg:y1="7.632cm" svg:x2="8.513cm" svg:y2="3.417cm" draw:start-shape="id1" draw:start-glue-point="9" draw:end-shape="id4" draw:end-glue-point="10" svg:d="m3207 7632c8710 0 6057-4215 5306-4215">
          <text:p/>
        </draw:connector>
        <draw:connector draw:style-name="gr13" draw:text-style-name="P4" draw:layer="layout" draw:type="curve" svg:x1="4.484cm" svg:y1="4.393cm" svg:x2="3.385cm" svg:y2="7.2cm" draw:end-shape="id1" draw:end-glue-point="10" svg:d="m4484 4393c-448 0 101 2807-1099 2807">
          <text:p/>
        </draw:connector>
        <draw:connector draw:style-name="gr13" draw:text-style-name="P4" draw:layer="layout" draw:type="curve" svg:x1="9.501cm" svg:y1="3.439cm" svg:x2="2.775cm" svg:y2="7.81cm" draw:start-shape="id5" draw:start-glue-point="8" draw:end-shape="id1" draw:end-glue-point="8" svg:d="m9501 3439c0 7308-6726 5122-6726 4371">
          <text:p/>
        </draw:connector>
        <draw:connector draw:style-name="gr13" draw:text-style-name="P4" draw:layer="layout" draw:type="curve" svg:x1="9.683cm" svg:y1="4.005cm" svg:x2="3.207cm" svg:y2="7.632cm" draw:start-shape="id6" draw:start-glue-point="9" draw:end-shape="id1" draw:end-glue-point="9" svg:d="m9683 4005c0 2418-2158 3627-6476 3627">
          <text:p/>
        </draw:connector>
        <draw:frame draw:style-name="gr14" draw:text-style-name="P1" draw:layer="layout" svg:width="1.658cm" svg:height="0.581cm" svg:x="3.776cm" svg:y="3.27cm">
          <draw:text-box>
            <text:p text:style-name="P1"><text:span text:style-name="T1">Senders</text:span></text:p>
          </draw:text-box>
        </draw:frame>
        <draw:frame draw:style-name="gr15" draw:text-style-name="P1" draw:layer="layout" svg:width="1.658cm" svg:height="0.581cm" svg:x="9.722cm" svg:y="3.423cm">
          <draw:text-box>
            <text:p text:style-name="P1"><text:span text:style-name="T1">Senders</text:span></text:p>
          </draw:text-box>
        </draw:frame>
        <draw:custom-shape draw:style-name="gr16" draw:text-style-name="P5" draw:layer="layout" svg:width="5.195cm" svg:height="4.562cm" svg:x="1.959cm" svg:y="9.938cm">
          <text:p text:style-name="P5"/>
          <text:p text:style-name="P5"><text:s text:c="4"/><text:span text:style-name="T5"><text: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7" draw:text-style-name="P6" draw:layer="layout" svg:width="5.379cm" svg:height="0.911cm" svg:x="2.048cm" svg:y="12.366cm">
          <draw:text-box>
            <text:p text:style-name="P2"><text:span text:style-name="T4">mysqlJMS-ds.xml -&gt; jNDI MySqlDS</text:span></text:p>
            <text:p text:style-name="P2"><text:span text:style-name="T4"/></text:p>
          </draw:text-box>
        </draw:frame>
        <draw:frame draw:style-name="gr18" draw:layer="layout" svg:width="0.502cm" svg:height="1.237cm" svg:x="13.17cm" svg:y="14.432cm">
          <draw:text-box>
            <text:p/>
          </draw:text-box>
        </draw:frame>
        <draw:custom-shape draw:style-name="gr19" draw:text-style-name="P4" draw:id="id7" draw:layer="layout" svg:width="0.474cm" svg:height="0.707cm" svg:x="5.268cm" svg:y="13.1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0" draw:text-style-name="P7" draw:layer="layout" svg:width="1.243cm" svg:height="0.662cm" svg:x="6.154cm" svg:y="13.102cm">
          <draw:text-box>
            <text:p text:style-name="P2"><text:span text:style-name="T5">jdbc</text:span></text:p>
          </draw:text-box>
        </draw:frame>
        <draw:connector draw:style-name="gr13" draw:text-style-name="P4" draw:layer="layout" draw:type="curve" svg:x1="5.742cm" svg:y1="13.53cm" svg:x2="8.76cm" svg:y2="13.336cm" draw:start-shape="id7" draw:start-glue-point="7" draw:end-shape="id8" svg:d="m5742 13530c2265 0 756-194 3018-194">
          <text:p/>
        </draw:connector>
        <draw:connector draw:style-name="gr13" draw:text-style-name="P4" draw:layer="layout" draw:type="curve" svg:x1="3.282cm" svg:y1="13.654cm" svg:x2="5.268cm" svg:y2="13.529cm" draw:end-shape="id7" draw:end-glue-point="3" svg:d="m3282 13654c1114 0 122-125 1986-125">
          <text:p/>
        </draw:connector>
        <draw:frame draw:style-name="gr21" draw:text-style-name="P7" draw:layer="layout" svg:width="2.475cm" svg:height="0.662cm" svg:x="2.009cm" svg:y="11.998cm">
          <draw:text-box>
            <text:p text:style-name="P2"><text:span text:style-name="T5">datasource</text:span></text:p>
          </draw:text-box>
        </draw:frame>
        <draw:frame draw:style-name="gr22" draw:text-style-name="P7" draw:layer="layout" svg:width="1.556cm" svg:height="0.662cm" svg:x="7.5cm" svg:y="13.5cm">
          <draw:text-box>
            <text:p text:style-name="P2"><text:span text:style-name="T5">mysql</text:span></text:p>
          </draw:text-box>
        </draw:frame>
        <draw:custom-shape draw:style-name="gr23" draw:text-style-name="P4" draw:id="id1" draw:layer="layout" svg:width="1.221cm" svg:height="1.22cm" svg:x="2.164cm" svg:y="6.59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24" draw:text-style-name="P1" draw:layer="layout" svg:width="1.924cm" svg:height="0.581cm" svg:x="3.5cm" svg:y="4.5cm">
          <draw:text-box>
            <text:p text:style-name="P1"><text:span text:style-name="T1">messages</text:span></text:p>
          </draw:text-box>
        </draw:frame>
        <draw:frame draw:style-name="gr25" draw:text-style-name="P8" draw:layer="layout" svg:width="1.133cm" svg:height="0.662cm" svg:x="2.408cm" svg:y="7.048cm">
          <draw:text-box>
            <text:p text:style-name="P8"><text:span text:style-name="T6">JMS</text:span></text:p>
          </draw:text-box>
        </draw:frame>
        <draw:connector draw:style-name="gr13" draw:text-style-name="P4" draw:layer="layout" draw:type="line" svg:x1="2.775cm" svg:y1="7.81cm" svg:x2="2.883cm" svg:y2="13.206cm" draw:start-shape="id1" draw:start-glue-point="8" draw:end-shape="id9" draw:end-glue-point="0" svg:d="m2775 7810 108 5396">
          <text:p/>
        </draw:connector>
        <draw:frame draw:style-name="gr26" draw:text-style-name="P6" draw:layer="layout" svg:width="3.978cm" svg:height="0.581cm" svg:x="1.92cm" svg:y="8.135cm">
          <draw:text-box>
            <text:p text:style-name="P2"><text:span text:style-name="T4">mysql-jdbc2-service.xml</text:span></text:p>
          </draw:text-box>
        </draw:frame>
        <draw:frame draw:style-name="gr2" draw:text-style-name="P9" draw:layer="layout" svg:width="3.791cm" svg:height="2.768cm" svg:x="11.209cm" svg:y="15cm">
          <draw:text-box>
            <text:p text:style-name="P2"><text:span text:style-name="T7">jbossdb</text:span></text:p>
            <text:p text:style-name="P2"><text:span text:style-name="T8"/></text:p>
            <text:p text:style-name="P2"><text:span text:style-name="T8">JMS_ROLES</text:span></text:p>
            <text:p text:style-name="P2"><text:span text:style-name="T8">JMS_TRANSACTIONS</text:span></text:p>
            <text:p text:style-name="P2"><text:span text:style-name="T8">JMS_SUBSCRIPTIONS</text:span></text:p>
            <text:p text:style-name="P2"><text:span text:style-name="T8">.....</text:span></text:p>
          </draw:text-box>
        </draw:frame>
        <draw:frame draw:style-name="gr27" draw:text-style-name="P6" draw:layer="layout" svg:width="5.908cm" svg:height="2.303cm" svg:x="0cm" svg:y="5.097cm">
          <draw:text-box>
            <text:p text:style-name="P2"><text:span text:style-name="T9">deploy/jms/jbossmq-destinations-service.xml</text:span></text:p>
            <text:p text:style-name="P2"><text:span text:style-name="T10">queue/A</text:span></text:p>
            <text:p text:style-name="P2"><text:span text:style-name="T10">queue/B</text:span></text:p>
            <text:p text:style-name="P2"><text:span text:style-name="T10">queue/</text:span><text:span text:style-name="T11">Jbpm</text:span><text:span text:style-name="T10">CommandQueue</text:span></text:p>
            <text:p text:style-name="P2"><text:span text:style-name="T10">....</text:span></text:p>
            <text:p text:style-name="P2"><text:span text:style-name="T10">topic/testTopic</text:span></text:p>
            <text:p text:style-name="P2"><text:span text:style-name="T10">topic/securedTopic</text:span></text:p>
            <text:p text:style-name="P2"><text:span text:style-name="T4">....</text:span></text:p>
          </draw:text-box>
        </draw:frame>
        <draw:frame draw:style-name="gr28" draw:layer="layout" svg:width="0.502cm" svg:height="1.237cm" svg:x="7.493cm" svg:y="6.59cm">
          <draw:text-box>
            <text:p/>
          </draw:text-box>
        </draw:frame>
        <draw:frame draw:style-name="gr28" draw:layer="layout" svg:width="0.502cm" svg:height="1.237cm" svg:x="2.406cm" svg:y="5.857cm">
          <draw:text-box>
            <text:p/>
          </draw:text-box>
        </draw:frame>
        <draw:frame draw:style-name="gr28" draw:layer="layout" svg:width="0.502cm" svg:height="1.237cm" svg:x="0.699cm" svg:y="5.613cm">
          <draw:text-box>
            <text:p/>
          </draw:text-box>
        </draw:frame>
        <draw:frame draw:style-name="gr29" draw:text-style-name="P2" draw:layer="layout" svg:width="0.733cm" svg:height="1.237cm" svg:x="3.385cm" svg:y="8.298cm">
          <draw:text-box>
            <text:p/>
          </draw:text-box>
        </draw:frame>
        <draw:frame draw:style-name="gr30" draw:text-style-name="P10" draw:layer="layout" svg:width="11.805cm" svg:height="2.064cm" svg:x="2cm" svg:y="-0.564cm">
          <draw:text-box>
            <text:p text:style-name="P2"><text:span text:style-name="T12">JMS (&lt;path_Jboss&gt;/deploy/jms)</text:span></text:p>
            <text:p text:style-name="P2"><text:span text:style-name="T12">Implementacio JBOSS : Jboss Messaging</text:span></text:p>
            <text:p text:style-name="P2"><text:span text:style-name="T12">Altres implementacions : ActiveMQ, MQSeries, Oracle AQ</text:span></text:p>
            <text:p text:style-name="P2"><text:span text:style-name="T13"/></text:p>
          </draw:text-box>
        </draw:frame>
        <draw:custom-shape draw:style-name="gr31" draw:text-style-name="P11" draw:id="id10" draw:layer="layout" svg:width="0.488cm" svg:height="0.489cm" svg:x="5.339cm" svg:y="5.857cm">
          <text:p text:style-name="P5"><text:span text:style-name="T4">Message Driven Bea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3" draw:text-style-name="P4" draw:layer="layout" draw:type="curve" svg:x1="3.385cm" svg:y1="7.2cm" svg:x2="5.583cm" svg:y2="6.346cm" draw:start-shape="id1" draw:end-shape="id10" draw:end-glue-point="8" svg:d="m3385 7200c1466 0 2198-284 2198-854">
          <text:p/>
        </draw:connector>
        <draw:frame draw:style-name="gr32" draw:text-style-name="P12" draw:layer="layout" svg:width="3.614cm" svg:height="0.743cm" svg:x="11.383cm" svg:y="6.146cm">
          <draw:text-box>
            <text:p text:style-name="P2"><text:span text:style-name="T10">Cada MD Bean se li ha de</text:span></text:p>
            <text:p text:style-name="P2"><text:span text:style-name="T10">dir sobre quina cua escoltarà</text:span></text:p>
          </draw:text-box>
        </draw:frame>
        <draw:frame draw:style-name="gr29" draw:text-style-name="P2" draw:layer="layout" svg:width="0.244cm" svg:height="1.237cm" svg:x="7.536cm" svg:y="5.857cm">
          <draw:text-box>
            <text:p/>
          </draw:text-box>
        </draw:frame>
        <draw:frame draw:style-name="gr33" draw:text-style-name="P13" draw:layer="layout" svg:width="1.961cm" svg:height="0.813cm" svg:x="3.939cm" svg:y="1.5cm">
          <draw:text-box>
            <text:p text:style-name="P2"><text:span text:style-name="T14">JBOSS</text:span></text:p>
          </draw:text-box>
        </draw:frame>
        <draw:frame draw:style-name="gr33" draw:text-style-name="P13" draw:layer="layout" svg:width="1.961cm" svg:height="0.813cm" svg:x="8.539cm" svg:y="1.5cm">
          <draw:text-box>
            <text:p text:style-name="P2"><text:span text:style-name="T14">JBOSS</text:span></text:p>
          </draw:text-box>
        </draw:frame>
        <draw:frame draw:style-name="gr33" draw:text-style-name="P13" draw:layer="layout" svg:width="1.961cm" svg:height="0.813cm" svg:x="4.799cm" svg:y="9.993cm">
          <draw:text-box>
            <text:p text:style-name="P2"><text:span text:style-name="T14">JBOSS</text:span></text:p>
          </draw:text-box>
        </draw:frame>
        <draw:custom-shape draw:style-name="gr10" draw:text-style-name="P4" draw:layer="layout" svg:width="0.51cm" svg:height="0.51cm" svg:x="4.49cm" svg:y="3.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 draw:text-style-name="P4" draw:id="id8" draw:layer="layout" svg:width="0.74cm" svg:height="0.74cm" svg:x="8.76cm" svg:y="12.9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id="id9">
          <draw:custom-shape draw:style-name="gr35" draw:text-style-name="P4" draw:layer="layout" svg:width="0.608cm" svg:height="0.842cm" svg:x="2.507cm" svg:y="13.20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4" draw:layer="layout" svg:width="0.636cm" svg:height="0.814cm" svg:x="2.624cm" svg:y="13.3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page>
      <draw:page draw:name="page2" draw:style-name="dp1" draw:master-page-name="Per_20_defecte">
        <draw:custom-shape draw:style-name="gr36" draw:text-style-name="P4" draw:layer="layout" svg:width="2.5cm" svg:height="2cm" svg:x="1.5cm" svg:y="1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 draw:text-style-name="P4" draw:layer="layout" svg:width="2.5cm" svg:height="2cm" svg:x="1.5cm" svg:y="1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 draw:text-style-name="P4" draw:layer="layout" svg:width="4cm" svg:height="3cm" svg:x="10cm" svg:y="10.5cm">
          <text:p/>
          <draw:enhanced-geometry svg:viewBox="0 0 21600 21600" draw:type="rectangle" draw:enhanced-path="M 0 0 L 21600 0 21600 21600 0 21600 0 0 Z N"/>
        </draw:custom-shape>
        <draw:custom-shape draw:style-name="gr37" draw:text-style-name="P4" draw:layer="layout" svg:width="4cm" svg:height="3.1cm" svg:x="10cm" svg:y="14.9cm">
          <text:p/>
          <draw:enhanced-geometry svg:viewBox="0 0 21600 21600" draw:type="rectangle" draw:enhanced-path="M 0 0 L 21600 0 21600 21600 0 21600 0 0 Z N"/>
        </draw:custom-shape>
        <draw:custom-shape draw:style-name="gr38" draw:text-style-name="P4" draw:layer="layout" svg:width="4cm" svg:height="1.5cm" svg:x="5cm" svg:y="10.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 draw:layer="layout" svg:width="4cm" svg:height="1.2cm" svg:x="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 draw:layer="layout" svg:width="4cm" svg:height="2.9cm" svg:x="5cm" svg:y="12.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14" draw:layer="layout" svg:width="1.272cm" svg:height="0.662cm" svg:x="5.83cm" svg:y="10.5cm">
          <draw:text-box>
            <text:p text:style-name="P2"><text:span text:style-name="T5">bind</text:span></text:p>
          </draw:text-box>
        </draw:frame>
        <draw:frame draw:style-name="gr2" draw:text-style-name="P14" draw:layer="layout" svg:width="1.683cm" svg:height="0.662cm" svg:x="4.7cm" svg:y="13cm">
          <draw:text-box>
            <text:p text:style-name="P2"><text:span text:style-name="T5">lookup</text:span></text:p>
          </draw:text-box>
        </draw:frame>
        <draw:frame draw:style-name="gr40" draw:text-style-name="P7" draw:layer="layout" svg:width="3.64cm" svg:height="1.073cm" svg:x="5.36cm" svg:y="16.7cm">
          <draw:text-box>
            <text:p text:style-name="P2"><text:span text:style-name="T5">logical</text:span></text:p>
            <text:p text:style-name="P2"><text:span text:style-name="T5">connection</text:span></text:p>
          </draw:text-box>
        </draw:frame>
        <draw:frame draw:style-name="gr2" draw:text-style-name="P15" draw:layer="layout" svg:width="3.156cm" svg:height="0.747cm" svg:x="10.5cm" svg:y="15.5cm">
          <draw:text-box>
            <text:p text:style-name="P2"><text:span text:style-name="T15">jms provider</text:span></text:p>
          </draw:text-box>
        </draw:frame>
        <draw:frame draw:style-name="gr2" draw:text-style-name="P15" draw:layer="layout" svg:width="2.686cm" svg:height="0.747cm" svg:x="1.5cm" svg:y="15.7cm">
          <draw:text-box>
            <text:p text:style-name="P2"><text:span text:style-name="T15">jms <text:s/>client</text:span></text:p>
          </draw:text-box>
        </draw:frame>
        <draw:custom-shape draw:style-name="gr41" draw:text-style-name="P4" draw:layer="layout" svg:width="1cm" svg:height="1cm" svg:x="11cm" svg:y="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4" draw:layer="layout" svg:width="1cm" svg:height="1cm" svg:x="11.9cm" svg:y="12.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2" draw:text-style-name="P14" draw:layer="layout" svg:width="3.69cm" svg:height="0.662cm" svg:x="11.367cm" svg:y="11.445cm">
          <draw:text-box>
            <text:p text:style-name="P2"><text:span text:style-name="T5">connectionfactory</text:span></text:p>
          </draw:text-box>
        </draw:frame>
        <draw:frame draw:style-name="gr2" draw:text-style-name="P14" draw:layer="layout" svg:width="2.661cm" svg:height="0.662cm" svg:x="12cm" svg:y="12.5cm">
          <draw:text-box>
            <text:p text:style-name="P2"><text:span text:style-name="T5">destinations</text:span></text:p>
          </draw:text-box>
        </draw:frame>
        <draw:frame draw:style-name="gr2" draw:text-style-name="P16" draw:layer="layout" svg:width="1.552cm" svg:height="0.831cm" svg:x="12.5cm" svg:y="10.5cm">
          <draw:text-box>
            <text:p text:style-name="P2"><text:span text:style-name="T16">JNDI</text:span></text:p>
          </draw:text-box>
        </draw:frame>
        <draw:frame draw:style-name="gr42" draw:text-style-name="P2" draw:layer="layout" svg:width="14cm" svg:height="9.75cm" svg:x="2cm" svg:y="10cm">
          <draw:text-box>
            <text:p/>
          </draw:text-box>
        </draw:frame>
        <draw:frame draw:style-name="gr43" draw:text-style-name="P2" draw:layer="layout" svg:width="15cm" svg:height="10.25cm" svg:x="0.5cm" svg:y="10cm">
          <draw:text-box>
            <text:p/>
          </draw:text-box>
        </draw:frame>
        <draw:frame draw:style-name="gr44" draw:text-style-name="P2" draw:layer="layout" svg:width="14.5cm" svg:height="8.75cm" svg:x="2cm" svg:y="10.5cm">
          <draw:text-box>
            <text:p/>
          </draw:text-box>
        </draw:frame>
        <draw:frame draw:style-name="gr45" draw:layer="layout" svg:width="0.502cm" svg:height="1.237cm" svg:x="13.385cm" svg:y="16cm">
          <draw:text-box>
            <text:p/>
          </draw:text-box>
        </draw:frame>
        <draw:frame draw:style-name="gr45" draw:layer="layout" svg:width="0.502cm" svg:height="1.237cm" svg:x="2.39cm" svg:y="18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ffd320" draw:end-color="#ffffff" draw:start-intensity="100%" draw:end-intensity="100%" draw:angle="0" draw:border="0%"/>
    <draw:gradient draw:name="Gradient_20_15" draw:display-name="Gradient 15" draw:style="linear" draw:start-color="#8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adccff" draw:end-color="#ffffff" draw:start-intensity="85%"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ca" fo:country="ES" style:font-family-asian="'DejaVu Sans'" style:font-family-generic-asian="system" style:font-pitch-asian="variable" style:font-size-asian="24pt" style:language-asian="ca" style:country-asian="ES" style:font-family-complex="'DejaVu Sans'" style:font-family-generic-complex="system" style:font-pitch-complex="variable" style:font-size-complex="24pt" style:language-complex="ca" style:country-complex="ES"/>
    </style:default-style>
    <style:style style:name="standard" style:family="graphic">
      <style:graphic-properties draw:stroke="solid" draw:stroke-dash="Dash_20_2" svg:stroke-width="0cm" svg:stroke-color="#000000" draw:marker-start-width="1.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meta:initial-creator>root</meta:initial-creator>
    <meta:creation-date>2008-09-09T22:28:06</meta:creation-date>
    <dc:date>2011-01-17T13:34:46.01</dc:date>
    <meta:printed-by>root</meta:printed-by>
    <meta:print-date>2008-09-11T21:05:31</meta:print-date>
    <dc:language>ca-ES</dc:language>
    <meta:editing-cycles>32</meta:editing-cycles>
    <meta:editing-duration>PT20H21M07S</meta:editing-duration>
    <dc:creator>Josep Mª Coromina Torres</dc:creator>
    <meta:document-statistic meta:object-count="77"/>
    <meta:user-defined meta:name="Info 1"/>
    <meta:user-defined meta:name="Info 2"/>
    <meta:user-defined meta:name="Info 3"/>
    <meta:user-defined meta:name="Info 4"/>
  </office:meta>
</office:document-meta>
</file>